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756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Object1" text:anchor-type="paragraph" svg:x="0.0028in" svg:y="0.0008in" svg:width="6.6882in" svg:height="2.4173in" draw:z-index="0"><draw:object xlink:href="./ObjectReplacements/passwdlink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01:02.380373838</meta:creation-date>
    <dc:date>2020-03-12T16:05:24.480542734</dc:date>
    <meta:editing-duration>PT4M27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